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vi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vi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On 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9">
            <text:p>49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82">
            <text:p>8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vir" style:display-name="PageStyle_criminal-offenses-on-campus-vi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